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trategies to deal with Categorical Dat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oblems with Categorical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techniques (k-means) only work with or produce better results with numerical data.</text:p>
              </text:list-item>
              <text:list-item>
                <text:p>Categorical variable has too many levels (impacts performance)</text:p>
              </text:list-item>
              <text:list-item>
                <text:p>May have levels that rarely occur and have little to no impact on the models</text:p>
              </text:list-item>
              <text:list-item>
                <text:p>Might be masked and hard to decipher</text:p>
              </text:list-item>
              <text:list-item>
                <text:p>Can add more dimensions when encoding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neHot Encoder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andard and widely used.</text:p>
              </text:list-item>
              <text:list-item>
                <text:p>Works well is cardinality is small.</text:p>
              </text:list-item>
              <text:list-item>
                <text:p>IP Addresses: treat them as separate features in training and new ones in test treat as unknown, not ideal for our purposes. Can encode only the most frequent one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abel/Ordinal Encoder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vert string labels to integer values 1 through k.</text:p>
              </text:list-item>
              <text:list-item>
                <text:p>Adds large bias to nominal data</text:p>
              </text:list-item>
              <text:list-item>
                <text:p>Can work for ordinal data (can still add small bia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requency Encod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cases when frequency is somewhat related with target variable.</text:p>
              </text:list-item>
              <text:list-item>
                <text:p>Group by the categorical variable and obtain counts of each category</text:p>
              </text:list-item>
              <text:list-item>
                <text:p>Join it back with the train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inary Encod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umbers are Label/Ordinal encoded if not already in numeric form.</text:p>
              </text:list-item>
              <text:list-item>
                <text:p>Then converted into binary code.</text:p>
              </text:list-item>
              <text:list-item>
                <text:p>Digits of binary are split into different columns.</text:p>
              </text:list-item>
              <text:list-item>
                <text:p>Works well for features with high cardinality</text:p>
              </text:list-item>
              <text:list-item>
                <text:p>Dimensionality problems might ari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ashing Encoder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ilar to onehot encoder</text:p>
              </text:list-item>
              <text:list-item>
                <text:p>Use hashing trick to reduce size of matrix</text:p>
              </text:list-item>
              <text:list-item>
                <text:p>Might lead to information loss if hash collisions arise</text:p>
              </text:list-item>
              <text:list-item>
                <text:p>Useful for high cardinalit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ayesian Type Encoder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 information from the dependant variable in their encodings.</text:p>
              </text:list-item>
              <text:list-item>
                <text:p>Output one column</text:p>
              </text:list-item>
              <text:list-item>
                <text:p>Can work well with high cardinality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arget/Mean Encod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ork well for classification tasks.</text:p>
              </text:list-item>
              <text:list-item>
                <text:p>Replace with numeric and then probability of target.</text:p>
              </text:list-item>
              <text:list-item>
                <text:p>Target can be normal or not for our purposes.</text:p>
              </text:list-item>
              <text:list-item>
                <text:p>Lower predictability than binary encoding.</text:p>
              </text:list-item>
              <text:list-item>
                <text:p>How to encode more attack categ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aveOneOu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ilar to target encoding but avoids contaminations.</text:p>
              </text:list-item>
              <text:list-item>
                <text:p>Contamination: excludes the current row’s target when calculating the mean target for a level to reduce the effect of outliers.</text:p>
              </text:list-item>
              <text:list-item>
                <text:p>Training: record is left out.</text:p>
              </text:list-item>
              <text:list-item>
                <text:p>Testing: no need for record to be left out and no need for random fac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P Addresses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P Addresses: treat them as separate features in training and new ones in test treat as unknown, not ideal for our purposes. </text:p>
              </text:list-item>
              <text:list-item>
                <text:p>Can encode only the most frequent 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P Addresses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herit structure to its digits</text:p>
              </text:list-item>
              <text:list-item>
                <text:p>Problems of large cardinality with onehot encoding</text:p>
              </text:list-item>
              <text:list-item>
                <text:p>Can encode each character instead of the whole IP address resulting 10*12=120 columns instead of a new one for each IP. <text:s/></text:p>
              </text:list-item>
              <text:list-item>
                <text:p>Known as character encoding.</text:p>
              </text:list-item>
              <text:list-item>
                <text:p>For our purposes though we have less than 120 IPs, what about the real worl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twork Por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llenging as no underlying substructure </text:p>
              </text:list-item>
              <text:list-item>
                <text:p>Much larger cardinality than IP</text:p>
              </text:list-item>
              <text:list-item>
                <text:p>Probably not OneHot </text:p>
              </text:list-item>
              <text:list-item>
                <text:p>Maybe LeaveOneOut or Bin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2:59:14.289427123</meta:creation-date>
    <meta:editing-duration>PT2H31M4S</meta:editing-duration>
    <meta:editing-cycles>12</meta:editing-cycles>
    <meta:generator>LibreOffice/6.0.7.3$Linux_X86_64 LibreOffice_project/00m0$Build-3</meta:generator>
    <dc:title>Impress</dc:title>
    <dc:date>2019-10-31T19:41:56.089148215</dc:date>
    <meta:document-statistic meta:object-count="86"/>
  </office:meta>
</office:document-meta>
</file>